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lient</text:p>
          </table:table-cell>
          <table:table-cell table:number-columns-repeated="3"/>
          <table:table-cell office:value-type="string" calcext:value-type="string">
            <text:p>SL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lient</text:p>
          </table:table-cell>
          <table:table-cell table:number-columns-repeated="3"/>
          <table:table-cell office:value-type="string" calcext:value-type="string">
            <text:p>L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91" calcext:value-type="float">
            <text:p>0.09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56" calcext:value-type="float">
            <text:p>0.05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6])" office:value-type="float" office:value="0.0608" calcext:value-type="float">
            <text:p>0.0608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I2:.I6])" office:value-type="float" office:value="0.0624" calcext:value-type="float">
            <text:p>0.0624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O2:.O6])" office:value-type="float" office:value="0.0604" calcext:value-type="float">
            <text:p>0.0604</text:p>
          </table:table-cell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7])" office:value-type="float" office:value="0.0136440463206484" calcext:value-type="float">
            <text:p>0.0136440463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table:formula="of:=STDEV([.I2:.I7])" office:value-type="float" office:value="0.0143471251475688" calcext:value-type="float">
            <text:p>0.0143471251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table:formula="of:=STDEV([.O2:.O7])" office:value-type="float" office:value="0.0133206606442774" calcext:value-type="float">
            <text:p>0.0133206606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lient</text:p>
          </table:table-cell>
          <table:table-cell table:number-columns-repeated="3"/>
          <table:table-cell office:value-type="string" calcext:value-type="string">
            <text:p>Shuffl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lien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092" calcext:value-type="float">
            <text:p>0.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53" calcext:value-type="float">
            <text:p>0.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054" calcext:value-type="float">
            <text:p>0.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055" calcext:value-type="float">
            <text:p>0.05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5:.C19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I15:.I19])" office:value-type="float" office:value="0.0614" calcext:value-type="float">
            <text:p>0.06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15:.C20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table:formula="of:=STDEV([.I15:.I20])" office:value-type="float" office:value="0.0153179633110933" calcext:value-type="float">
            <text:p>0.01531796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4:28:50.026289811</meta:creation-date>
    <dc:date>2016-02-29T15:01:03.708214671</dc:date>
    <meta:editing-duration>PT1M53S</meta:editing-duration>
    <meta:editing-cycles>1</meta:editing-cycles>
    <meta:document-statistic meta:table-count="1" meta:cell-count="80" meta:object-count="0"/>
    <meta:generator>LibreOffice/4.4.6.3$Linux_X86_64 LibreOffice_project/40m0$Build-3</meta:generator>
  </office:meta>
</office:document-meta>
</file>